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Open Sans" svg:font-family="'Open Sans', Helvetica, sans-serif"/>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4165in" fo:margin-bottom="0.052in" loext:contextual-spacing="false" fo:line-height="170%" fo:text-align="start" style:justify-single-word="false" fo:orphans="2" fo:widows="2" fo:text-indent="0in" style:auto-text-indent="false" fo:padding="0in" fo:border="none"/>
      <style:text-properties fo:font-variant="normal" fo:text-transform="none" fo:color="#2e3d49" style:font-name="Open Sans" fo:font-size="18pt" fo:letter-spacing="normal" fo:font-style="normal" fo:font-weight="bold" loext:padding="0in" loext:border="none"/>
    </style:style>
    <style:style style:name="P2" style:family="paragraph" style:parent-style-name="Heading_20_1">
      <style:paragraph-properties fo:margin-left="0in" fo:margin-right="0in" fo:margin-top="0.4165in" fo:margin-bottom="0in" loext:contextual-spacing="false" fo:line-height="170%" fo:text-align="start" style:justify-single-word="false" fo:orphans="2" fo:widows="2" fo:text-indent="0in" style:auto-text-indent="false" fo:padding="0in" fo:border="none"/>
      <style:text-properties fo:font-variant="normal" fo:text-transform="none" fo:color="#2e3d49" style:font-name="Open Sans" fo:font-size="18pt" fo:letter-spacing="normal" fo:font-style="normal" fo:font-weight="bold" loext:padding="0in" loext:border="none"/>
    </style:style>
    <style:style style:name="P3" style:family="paragraph" style:parent-style-name="Heading_20_2">
      <style:paragraph-properties fo:margin-left="0in" fo:margin-right="0in" fo:margin-top="0.3752in" fo:margin-bottom="0in" loext:contextual-spacing="false" fo:line-height="170%" fo:text-align="start" style:justify-single-word="false" fo:orphans="2" fo:widows="2" fo:text-indent="0in" style:auto-text-indent="false" fo:padding="0in" fo:border="none"/>
      <style:text-properties fo:font-variant="normal" fo:text-transform="none" fo:color="#2e3d49" style:font-name="Open Sans" fo:font-size="15pt" fo:letter-spacing="normal" fo:font-style="normal" fo:font-weight="bold" loext:padding="0in" loext:border="none"/>
    </style:style>
    <style:style style:name="P4" style:family="paragraph" style:parent-style-name="Quotations">
      <style:paragraph-properties fo:margin-left="0.3937in" fo:margin-right="0.3937in" fo:margin-top="0in" fo:margin-bottom="0in" loext:contextual-spacing="false" fo:line-height="170%" fo:text-align="start" style:justify-single-word="false" fo:orphans="50" fo:widows="2" fo:text-indent="0in" style:auto-text-indent="false" fo:padding="0in" fo:border="none"/>
    </style:style>
    <style:style style:name="P5" style:family="paragraph" style:parent-style-name="Text_20_body" style:list-style-name="L1">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6" style:family="paragraph" style:parent-style-name="Text_20_body" style:list-style-name="L2">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7" style:family="paragraph" style:parent-style-name="Text_20_body" style:list-style-name="L3">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8" style:family="paragraph" style:parent-style-name="Text_20_body" style:list-style-name="L4">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9" style:family="paragraph" style:parent-style-name="Text_20_body" style:list-style-name="L5">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10" style:family="paragraph" style:parent-style-name="Text_20_body" style:list-style-name="L6">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11" style:family="paragraph" style:parent-style-name="Text_20_body">
      <style:paragraph-properties fo:margin-left="0in" fo:margin-right="0in" fo:margin-top="0in" fo:margin-bottom="0.1563in" loext:contextual-spacing="false" fo:line-height="170%" fo:text-align="start" style:justify-single-word="false" fo:orphans="2" fo:widows="2" fo:text-indent="0in" style:auto-text-indent="false" fo:padding="0in" fo:border="none"/>
      <style:text-properties fo:font-variant="normal" fo:text-transform="none" fo:color="#4f4f4f" style:font-name="Open Sans" fo:font-size="11.25pt" fo:letter-spacing="normal" fo:font-style="normal" fo:font-weight="normal" loext:padding="0in" loext:border="none"/>
    </style:style>
    <style:style style:name="T1" style:family="text">
      <style:text-properties fo:font-variant="normal" fo:text-transform="none" fo:color="#4f4f4f" style:font-name="Open Sans" fo:font-size="11.25pt" fo:letter-spacing="normal" fo:font-style="italic" fo:font-weight="bold" loext:padding="0in" loext:border="none"/>
    </style:style>
    <style:style style:name="T2" style:family="text">
      <style:text-properties fo:font-variant="normal" fo:text-transform="none" fo:color="#4f4f4f" style:font-name="Open Sans" fo:font-size="11.25pt" fo:letter-spacing="normal" fo:font-style="italic" fo:font-weight="normal" loext:padding="0in" loext:border="none"/>
    </style:style>
    <style:style style:name="T3" style:family="text">
      <style:text-properties fo:font-variant="normal" fo:text-transform="none" fo:color="#4f4f4f" style:font-name="Open Sans" fo:font-size="11.25pt" fo:letter-spacing="normal" fo:font-style="normal" fo:font-weight="bold" loext:padding="0in" loext:border="none"/>
    </style:style>
    <style:style style:name="T4" style:family="text">
      <style:text-properties fo:font-variant="normal" fo:text-transform="none" fo:color="#4f4f4f" style:font-name="Open Sans" fo:font-size="11.25pt" fo:letter-spacing="normal" fo:font-style="normal" fo:font-weight="normal" loext:padding="0in" loext:border="none"/>
    </style:style>
    <style:style style:name="T5" style:family="text">
      <style:text-properties fo:font-variant="normal" fo:text-transform="none" fo:color="#017a9b" style:text-line-through-style="none" style:text-line-through-type="none" style:font-name="Open Sans" fo:font-size="11.25pt" fo:letter-spacing="normal" fo:font-style="normal" style:text-underline-style="none" fo:font-weight="normal" style:text-blinking="false" loext:padding="0in" loext:border="none"/>
    </style:style>
    <style:style style:name="T6" style:family="text">
      <style:text-properties fo:font-variant="normal" fo:text-transform="none" fo:color="#017a9b" style:text-line-through-style="none" style:text-line-through-type="none" style:font-name="Open Sans" fo:font-size="11.25pt" fo:letter-spacing="normal" fo:font-style="italic" style:text-underline-style="none" fo:font-weight="normal" style:text-blinking="false" loext:padding="0in" loext:border="none"/>
    </style:style>
    <style:style style:name="T7" style:family="text">
      <style:text-properties fo:font-variant="normal" fo:text-transform="none" fo:color="#0f2b3d" style:font-name="monospace" fo:font-size="11.25pt" fo:letter-spacing="normal" fo:font-style="normal" fo:font-weight="normal" fo:background-color="#f7f7f8" loext:char-shading-value="0" loext:padding="0.0193in" loext:border="0.06pt solid #b4b9b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project-requirements"/>Project Requirements</text:h>
      <text:p text:style-name="P11">When building an app, it is common as a developer to be given a specification or set of requirements for how the app should work and what it should do. This page provides the required features for the Hotel Reservation App.</text:p>
      <text:p text:style-name="P11">Remembering and applying these requirements will be easiest if you notice the reasons for them—for example, one requirement is that two people should not be able to book the same room on the same date. That requirement is a realistic one for any functional reservation app that isn't going to drive its users crazy!</text:p>
      <text:p text:style-name="P4"><text:span text:style-name="Strong_20_Emphasis"><text:span text:style-name="T1">Note:</text:span></text:span><text:span text:style-name="T2"> You don't need to memorize the information here—rather, you’ll want to refer to these requirements as you build your application. We suggest that you either print this page or open it in a new tab.</text:span></text:p>
      <text:h text:style-name="P3" text:outline-level="2"><text:bookmark text:name="user-scenarios"/>User Scenarios</text:h>
      <text:p text:style-name="P11">The application provides four user scenarios:</text:p>
      <text:list xml:id="list448987283" text:style-name="L1">
        <text:list-item>
          <text:p text:style-name="P5"><text:span text:style-name="Strong_20_Emphasis"><text:span text:style-name="T3">Creating a customer account.</text:span></text:span><text:span text:style-name="T4"> The user needs to first create a customer account before they can create a reservation.</text:span></text:p>
        </text:list-item>
        <text:list-item>
          <text:p text:style-name="P5"><text:span text:style-name="Strong_20_Emphasis"><text:span text:style-name="T3">Searching for rooms.</text:span></text:span><text:span text:style-name="T4"> The app should allow the user to search for available rooms based on provided checkin and checkout dates. If the application has available rooms for the specified date range, a list of the corresponding rooms will be displayed to the user for choosing.</text:span></text:p>
        </text:list-item>
        <text:list-item>
          <text:p text:style-name="P5"><text:span text:style-name="Strong_20_Emphasis"><text:span text:style-name="T3">Booking a room.</text:span></text:span><text:span text:style-name="T4"> Once the user has chosen a room, the app will allow them to book the room and create a reservation.</text:span></text:p>
        </text:list-item>
        <text:list-item>
          <text:p text:style-name="P5"><text:span text:style-name="Strong_20_Emphasis"><text:span text:style-name="T3">Viewing reservations.</text:span></text:span><text:span text:style-name="T4"> After booking a room, the app allows customers to view a list of all their reservations.</text:span></text:p>
        </text:list-item>
      </text:list>
      <text:h text:style-name="P3" text:outline-level="2"><text:bookmark text:name="admin-scenarios"/><text:soft-page-break/>Admin Scenarios</text:h>
      <text:p text:style-name="P11">The application provides four administrative scenarios:</text:p>
      <text:list xml:id="list2696398948" text:style-name="L2">
        <text:list-item>
          <text:p text:style-name="P6"><text:span text:style-name="Strong_20_Emphasis"><text:span text:style-name="T3">Displaying all customers accounts.</text:span></text:span></text:p>
        </text:list-item>
        <text:list-item>
          <text:p text:style-name="P6"><text:span text:style-name="Strong_20_Emphasis"><text:span text:style-name="T3">Viewing all of the rooms in the hotel.</text:span></text:span></text:p>
        </text:list-item>
        <text:list-item>
          <text:p text:style-name="P6"><text:span text:style-name="Strong_20_Emphasis"><text:span text:style-name="T3">Viewing all of the hotel reservations.</text:span></text:span></text:p>
        </text:list-item>
        <text:list-item>
          <text:p text:style-name="P6"><text:span text:style-name="Strong_20_Emphasis"><text:span text:style-name="T3">Adding a room to the hotel application.</text:span></text:span></text:p>
        </text:list-item>
      </text:list>
      <text:h text:style-name="P3" text:outline-level="2"><text:bookmark text:name="reserving-a-room-requirements"/>Reserving a Room – Requirements</text:h>
      <text:p text:style-name="P11">The application allows customers to reserve a room. Here are the specifics:</text:p>
      <text:list xml:id="list2976669861" text:style-name="L3">
        <text:list-item>
          <text:p text:style-name="P7"><text:span text:style-name="Strong_20_Emphasis"><text:span text:style-name="T3">Avoid conflicting reservations.</text:span></text:span><text:span text:style-name="T4"> A single room may only be reserved by a single customer per a checkin and checkout date range.</text:span></text:p>
        </text:list-item>
        <text:list-item>
          <text:p text:style-name="P7"><text:span text:style-name="Strong_20_Emphasis"><text:span text:style-name="T3">Search for recommended rooms.</text:span></text:span><text:span text:style-name="T4"> If there are no available rooms for the customer's date range, a search will be performed that displays recommended rooms on alternative dates. The recommended room search will add seven days to the original checkin and checkout dates to see if the hotel has any availabilities, and then display the recommended rooms/dates to the customer.</text:span></text:p>
        </text:list-item>
      </text:list>
      <text:p text:style-name="P4"><text:span text:style-name="Strong_20_Emphasis"><text:span text:style-name="T1">Example:</text:span></text:span><text:span text:style-name="T2"> If the customers date range search is 1/1/2020 – 1/5/2020 and all rooms are booked, the system will search again for recommended rooms using the date range 1/8/2020 - 1/12/2020. If there are no recommended rooms, the system will not return any rooms.</text:span></text:p>
      <text:h text:style-name="P2" text:outline-level="1"><text:bookmark text:name="room-requirements"/>Room Requirements</text:h>
      <text:list xml:id="list973252988" text:style-name="L4">
        <text:list-item>
          <text:p text:style-name="P8"><text:span text:style-name="Strong_20_Emphasis"><text:span text:style-name="T3">Room cost.</text:span></text:span><text:span text:style-name="T4"> Rooms will contain a price per night. When displaying rooms, paid rooms will display the price per night and free rooms will display "Free" or have a $0 price.</text:span></text:p>
        </text:list-item>
        <text:list-item>
          <text:p text:style-name="P8"><text:span text:style-name="Strong_20_Emphasis"><text:span text:style-name="T3">Unique room numbers.</text:span></text:span><text:span text:style-name="T4"> Each room will have a unique room number, meaning that no two rooms can have the same room number.</text:span></text:p>
        </text:list-item>
        <text:list-item>
          <text:p text:style-name="P8"><text:span text:style-name="Strong_20_Emphasis"><text:span text:style-name="T3">Room type.</text:span></text:span><text:span text:style-name="T4"> Rooms can be either single occupant or double occupant (Enumeration: SINGLE, DOUBLE).</text:span></text:p>
        </text:list-item>
      </text:list>
      <text:h text:style-name="P2" text:outline-level="1"><text:bookmark text:name="customer-requirements"/><text:soft-page-break/>Customer Requirements</text:h>
      <text:p text:style-name="P11">The application will have customer accounts. Each account has:</text:p>
      <text:list xml:id="list3014475714" text:style-name="L5">
        <text:list-item>
          <text:p text:style-name="P9"><text:span text:style-name="Strong_20_Emphasis"><text:span text:style-name="T3">A unique email for the customer.</text:span></text:span><text:span text:style-name="T4"> RegEx is used to check that the email is in the correct format (i.e., </text:span><text:a xlink:type="simple" xlink:href="mailto:name@domain.com" office:target-frame-name="_blank" xlink:show="new" text:style-name="Internet_20_link" text:visited-style-name="Visited_20_Internet_20_Link"><text:span text:style-name="T5">name@domain.com</text:span></text:a><text:span text:style-name="T4">).</text:span></text:p>
        </text:list-item>
        <text:list-item>
          <text:p text:style-name="P9"><text:span text:style-name="Strong_20_Emphasis"><text:span text:style-name="T3">A first name and last name.</text:span></text:span></text:p>
        </text:list-item>
      </text:list>
      <text:p text:style-name="P4"><text:span text:style-name="T2">The email RegEx is simple for the purpose of this exercise and may not cover all real-world valid emails. For example "</text:span><text:a xlink:type="simple" xlink:href="mailto:name@domain.co.uk" office:target-frame-name="_blank" xlink:show="new" text:style-name="Internet_20_link" text:visited-style-name="Visited_20_Internet_20_Link"><text:span text:style-name="T6">name@domain.co.uk</text:span></text:a><text:span text:style-name="T2">" would not be accepted by the above RegEx because it does end with ".com". If you would like to try to make your RegEx more sophisticated, you may—but it is not required for this project.</text:span></text:p>
      <text:h text:style-name="P2" text:outline-level="1"><text:bookmark text:name="error-requirements"/>Error Requirements</text:h>
      <text:p text:style-name="P11">The hotel reservation application handles all exceptions gracefully (user inputs included), meaning:</text:p>
      <text:list xml:id="list4253705958" text:style-name="L6">
        <text:list-item>
          <text:p text:style-name="P10"><text:span text:style-name="Strong_20_Emphasis"><text:span text:style-name="T3">No crashing.</text:span></text:span><text:span text:style-name="T4"> The application does not crash based on user input.</text:span></text:p>
        </text:list-item>
        <text:list-item>
          <text:p text:style-name="P10"><text:span text:style-name="Strong_20_Emphasis"><text:span text:style-name="T3">No unhandled exceptions.</text:span></text:span><text:span text:style-name="T4"> The app has </text:span><text:span text:style-name="Source_20_Text"><text:span text:style-name="T7">try</text:span></text:span><text:span text:style-name="T4"> and </text:span><text:span text:style-name="Source_20_Text"><text:span text:style-name="T7">catch</text:span></text:span><text:span text:style-name="T4"> blocks that are used to capture exceptions and provide useful information to the user. There are no unhandled exceptions.</text:span></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Open Sans" svg:font-family="'Open Sans', Helvetica, sans-serif"/>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7-29T14:21:45.905182820</meta:creation-date>
    <dc:date>2021-07-29T14:22:14.724634340</dc:date>
    <meta:editing-duration>PT29S</meta:editing-duration>
    <meta:editing-cycles>1</meta:editing-cycles>
    <meta:document-statistic meta:table-count="0" meta:image-count="0" meta:object-count="0" meta:page-count="3" meta:paragraph-count="34" meta:word-count="656" meta:character-count="3841" meta:non-whitespace-character-count="3237"/>
    <meta:generator>LibreOffice/6.4.7.2$Linux_X86_64 LibreOffice_project/40$Build-2</meta:generator>
  </office:meta>
</office:document-meta>
</file>